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561a" officeooo:paragraph-rsid="000b561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c0066" officeooo:paragraph-rsid="000b561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normal" officeooo:rsid="001c0066" officeooo:paragraph-rsid="000b561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b561a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deleting edge</text:p>
      <text:p text:style-name="P1"/>
      <text:p text:style-name="P3"><text:span text:style-name="T2">Description:</text:span> The User deletes requested edges.</text:p>
      <text:p text:style-name="P3"/>
      <text:p text:style-name="P3"><text:span text:style-name="T2">Actors: </text:span>The User</text:p>
      <text:p text:style-name="P3"/>
      <text:p text:style-name="P3"><text:span text:style-name="T2">Preconditions:</text:span> The edges set is not empty.</text:p>
      <text:p text:style-name="P3"/>
      <text:p text:style-name="P3"><text:span text:style-name="T2">Postconditions:</text:span> The set of edges of the Graph is changed.</text:p>
      <text:p text:style-name="P4"/>
      <text:p text:style-name="P4">Main scenario:</text:p>
      <text:p text:style-name="P3">1. User inputs the names of the two adjacent nodes that are connected by the edge they</text:p>
      <text:p text:style-name="P3">want to delete in the appropriate field.</text:p>
      <text:p text:style-name="P3"><text:tab/>1.1 User clicks "Delete edge" button.</text:p>
      <text:p text:style-name="P3"><text:tab/>1.2. The edge is deleted from the edge set and removed from the graphic view.</text:p>
      <text:p text:style-name="P3">2. User right-clicks on the edge that he wants to delete.</text:p>
      <text:p text:style-name="P3"><text:tab/>2.1. User chooses "Delete edge" option.</text:p>
      <text:p text:style-name="P3"><text:tab/>2.2. The edge is deleted from the edge set and removed from the graphic view.</text:p>
      <text:p text:style-name="P3"/>
      <text:p text:style-name="P4">Alternative scenarios:</text:p>
      <text:p text:style-name="P3"/>
      <text:p text:style-name="P3">• <text:span text:style-name="T2">Warning message display:</text:span> If there is no existing edges, the warning message will</text:p>
      <text:p text:style-name="P3">be displayed.</text:p>
      <text:p text:style-name="P3"><text:span text:style-name="T2">Additional information:</text:span> Non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1:35.758835485</meta:creation-date>
    <dc:date>2022-11-27T22:22:16.938541758</dc:date>
    <meta:editing-duration>PT42S</meta:editing-duration>
    <meta:editing-cycles>1</meta:editing-cycles>
    <meta:document-statistic meta:table-count="0" meta:image-count="0" meta:object-count="0" meta:page-count="1" meta:paragraph-count="17" meta:word-count="130" meta:character-count="760" meta:non-whitespace-character-count="643"/>
    <meta:generator>LibreOffice/6.4.7.2$Linux_X86_64 LibreOffice_project/40$Build-2</meta:generator>
  </office:meta>
</office:document-meta>
</file>